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loext:opacity="100%" style:font-name="Liberation Serif1" fo:font-size="12pt" fo:letter-spacing="normal" fo:font-style="normal" fo:font-weight="normal" officeooo:paragraph-rsid="0006f912" style:font-size-asian="12pt" style:font-size-complex="12pt"/>
    </style:style>
    <style:style style:name="P2" style:family="paragraph" style:parent-style-name="Standard">
      <style:text-properties style:font-name="Liberation Serif1" fo:font-size="12pt" officeooo:rsid="0006f912" officeooo:paragraph-rsid="0006f912" style:font-size-asian="12pt" style:font-size-complex="12pt"/>
    </style:style>
    <style:style style:name="P3" style:family="paragraph" style:parent-style-name="Standard">
      <style:text-properties style:font-name="Liberation Serif1" fo:font-size="12pt" officeooo:paragraph-rsid="0006f912" style:font-size-asian="12pt" style:font-size-complex="12pt"/>
    </style:style>
    <style:style style:name="P4" style:family="paragraph" style:parent-style-name="Standard">
      <style:text-properties style:font-name="Liberation Serif1" fo:font-size="12pt" officeooo:rsid="000d5db0" officeooo:paragraph-rsid="000d5db0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 style:writing-mode="lr-tb"/>
      <style:text-properties fo:font-variant="normal" fo:text-transform="none" fo:color="#333333" loext:opacity="100%" style:font-name="Liberation Serif1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 style:writing-mode="lr-tb"/>
      <style:text-properties fo:font-variant="normal" fo:text-transform="none" fo:color="#333333" loext:opacity="100%" style:font-name="Liberation Serif1" fo:font-size="12pt" fo:letter-spacing="normal" fo:font-style="normal" fo:font-weight="normal" officeooo:rsid="000a3bd2" officeooo:paragraph-rsid="000a3bd2" style:font-size-asian="12pt" style:font-size-complex="12pt"/>
    </style:style>
    <style:style style:name="P7" style:family="paragraph" style:parent-style-name="Text_20_body" style:list-style-name="L1">
      <style:text-properties fo:font-variant="normal" fo:text-transform="none" fo:color="#333333" loext:opacity="100%" style:font-name="Liberation Serif1" fo:font-size="12pt" fo:letter-spacing="normal" fo:font-style="normal" fo:font-weight="normal" officeooo:paragraph-rsid="0006f912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 style:writing-mode="lr-tb"/>
      <style:text-properties fo:font-variant="normal" fo:text-transform="none" fo:color="#333333" loext:opacity="100%" style:font-name="Liberation Serif1" fo:font-size="12pt" fo:letter-spacing="normal" fo:font-style="normal" fo:font-weight="normal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 style:writing-mode="lr-tb"/>
      <style:text-properties fo:font-variant="normal" fo:text-transform="none" fo:color="#333333" loext:opacity="100%" style:font-name="Liberation Serif1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 style:writing-mode="lr-tb"/>
      <style:text-properties fo:font-variant="normal" fo:text-transform="none" fo:color="#333333" loext:opacity="100%" style:font-name="Liberation Serif1" fo:font-size="12pt" fo:letter-spacing="normal" fo:font-style="normal" fo:font-weight="normal" officeooo:rsid="000a3bd2" officeooo:paragraph-rsid="000a3bd2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 style:writing-mode="lr-tb"/>
      <style:text-properties fo:font-variant="normal" fo:text-transform="none" fo:color="#333333" loext:opacity="100%" style:font-name="Liberation Serif1" fo:font-size="12pt" fo:letter-spacing="normal" fo:font-style="normal" fo:font-weight="normal" officeooo:rsid="001763ec" officeooo:paragraph-rsid="001763ec" style:font-size-asian="12pt" style:font-size-complex="12pt"/>
    </style:style>
    <style:style style:name="T1" style:family="text">
      <style:text-properties officeooo:rsid="0006f912"/>
    </style:style>
    <style:style style:name="T2" style:family="text">
      <style:text-properties fo:color="#333333" loext:opacity="100%" fo:letter-spacing="normal" fo:font-style="italic" fo:font-weight="normal"/>
    </style:style>
    <style:style style:name="T3" style:family="text">
      <style:text-properties fo:color="#333333" loext:opacity="100%" fo:letter-spacing="normal" fo:font-style="italic" fo:font-weight="bold"/>
    </style:style>
    <style:style style:name="T4" style:family="text">
      <style:text-properties fo:font-variant="normal" fo:text-transform="none" fo:color="#333333" loext:opacity="100%" fo:letter-spacing="normal" fo:font-style="normal" fo:font-weight="normal"/>
    </style:style>
    <style:style style:name="T5" style:family="text">
      <style:text-properties fo:font-variant="normal" fo:text-transform="none" fo:color="#333333" loext:opacity="100%" fo:letter-spacing="normal" fo:font-style="normal" fo:font-weight="normal" officeooo:rsid="0006f912"/>
    </style:style>
    <style:style style:name="T6" style:family="text">
      <style:text-properties officeooo:rsid="000c2a29"/>
    </style:style>
    <style:style style:name="T7" style:family="text">
      <style:text-properties officeooo:rsid="000f0657"/>
    </style:style>
    <style:style style:name="T8" style:family="text">
      <style:text-properties officeooo:rsid="001763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griffe Bä<text:span text:style-name="T7">u</text:span>me:</text:p>
      <text:p text:style-name="P2"/>
      <text:p text:style-name="P3"><text:span text:style-name="T1">Baumstruktur:<text:tab/><text:tab/></text:span><text:span text:style-name="T2">Eine hierarchische Struktur, die aus Knoten und Kanten besteht</text:span> </text:p>
      <text:p text:style-name="P3"/>
      <text:p text:style-name="P4">Teil<text:span text:style-name="T8">baum:<text:tab/><text:tab/></text:span></text:p>
      <text:p text:style-name="P3"/>
      <text:p text:style-name="P3"><text:span text:style-name="T1">Wurzel:<text:tab/><text:tab/></text:span><text:span text:style-name="T4">Einziger Knoten ohne Vorgänger</text:span> </text:p>
      <text:p text:style-name="P3"/>
      <text:p text:style-name="P3"><text:span text:style-name="T1">Pfad:<text:tab/><text:tab/><text:tab/></text:span><text:bookmark text:name="paragraph_fS0_rsuB4_2"/><text:bookmark text:name="text_ovdhVe4g3b8"/><text:span text:style-name="T4">Der Weg über Kanten den man gehen muss, um von <text:tab/><text:tab/><text:tab/>einem Knoten zu einem anderen zu gelangen</text:span></text:p>
      <text:p text:style-name="P1"/>
      <text:p text:style-name="P3"><text:span text:style-name="T5">Tiefe<text:tab/><text:tab/></text:span><text:span text:style-name="T4">Anzahl der Kanten auf dem Pfad von der Wurzel bis zu diesem Knoten. </text:span></text:p>
      <text:p text:style-name="P2"/>
      <text:p text:style-name="P3"><text:span text:style-name="T1">Grad<text:tab/><text:tab/><text:tab/></text:span><text:span text:style-name="T4">Der (Verzweigungs-) Grad eines Baumes <text:tab/><text:tab/><text:tab/><text:tab/><text:tab/>bezeichnet die maximale Anzahl der Nachfolger, <text:tab/><text:tab/><text:tab/>die ein Knoten dieses Baumes haben kann.</text:span> </text:p>
      <text:p text:style-name="P3"/>
      <text:p text:style-name="P3"/>
      <text:p text:style-name="P3"><text:span text:style-name="T3">Kriterien eines binären Baums:</text:span> </text:p>
      <text:p text:style-name="P3"/>
      <text:p text:style-name="P3"/>
      <text:list xml:id="list1922752936" text:style-name="L1">
        <text:list-item>
          <text:p text:style-name="P7"><text:bookmark text:name="text_ogbTN5sjyJ-"/><text:bookmark text:name="paragraph_r_9ijJVRlH0"/>es gibt nur genau eine Wurzel.</text:p>
        </text:list-item>
        <text:list-item>
          <text:p text:style-name="P9"><text:bookmark text:name="text_1HCaNckkH-9"/><text:bookmark text:name="paragraph_2u8ijJFRlH0"/>jeder Knoten außer der Wurzel hat genau einen Vaterknoten.</text:p>
        </text:list-item>
        <text:list-item>
          <text:p text:style-name="P9"><text:bookmark text:name="text_wpMg4h9e8E0"/><text:bookmark text:name="paragraph_RC9ijJ-SlH0"/>Die Wurzel ist der Vorfahre jedes Knotens.</text:p>
        </text:list-item>
        <text:list-item>
          <text:p text:style-name="P9"><text:bookmark text:name="text_Pm-jLY2IsL4"/><text:bookmark text:name="paragraph_e59ijJlRlH0"/>Jeder Knoten hat höchstens zwei Kinderknoten, ein linkes und ein rechtes.</text:p>
        </text:list-item>
      </text:list>
      <text:p text:style-name="P5"/>
      <text:p text:style-name="P11">Kriterien eines binären Suchbaums</text:p>
      <text:p text:style-name="P5"/>
      <text:p text:style-name="P6">Traversierungsmethoden:</text:p>
      <text:p text:style-name="P6"/>
      <text:p text:style-name="P6">Preorder Traversierung: <text:span text:style-name="T6">Wurzel, linker Teilbaum, rechter Teilbaum</text:span></text:p>
      <text:p text:style-name="P6"/>
      <text:p text:style-name="P6">Inorder Traversierung: <text:span text:style-name="T6">linker Teilbaum, Wurzel, rechter Teilbaum</text:span></text:p>
      <text:p text:style-name="P6"/>
      <text:p text:style-name="P6">Postorder Traversierung: <text:span text:style-name="T6">linker Teilbaum, rechter Teilbaum, Wurzel</text:span></text:p>
      <text:p text:style-name="P6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2T14:56:16.278000000</meta:creation-date>
    <dc:date>2021-12-03T11:58:35.232000000</dc:date>
    <meta:editing-duration>PT32M25S</meta:editing-duration>
    <meta:editing-cycles>7</meta:editing-cycles>
    <meta:generator>LibreOffice/7.0.6.2$Windows_x86 LibreOffice_project/144abb84a525d8e30c9dbbefa69cbbf2d8d4ae3b</meta:generator>
    <meta:document-statistic meta:table-count="0" meta:image-count="0" meta:object-count="0" meta:page-count="1" meta:paragraph-count="17" meta:word-count="136" meta:character-count="948" meta:non-whitespace-character-count="808"/>
  </office:meta>
</office:document-meta>
</file>